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3.429cm"/>
    </style:style>
    <style:style style:name="co2" style:family="table-column">
      <style:table-column-properties fo:break-before="auto" style:column-width="13.84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Employee Grade Code</text:p>
          </table:table-cell>
          <table:table-cell office:value-type="string" table:style-name="ce2">
            <text:p>Employee Grad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Grade 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Grade I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Grade II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Grade IV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Grade V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Grade V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Grade VI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Grade VII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Grade IX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Grade X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Grade XI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Grade XII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Grade XIII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Grade XIV</text:p>
          </table:table-cell>
          <table:table-cell table:number-columns-repeated="1638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Grade XV</text:p>
          </table:table-cell>
          <table:table-cell table:number-columns-repeated="1638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Grade XVI</text:p>
          </table:table-cell>
          <table:table-cell table:number-columns-repeated="1638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Grade XVII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Grade XVIII</text:p>
          </table:table-cell>
          <table:table-cell table:number-columns-repeated="1638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4">
            <text:p>Grade XIX</text:p>
          </table:table-cell>
          <table:table-cell table:number-columns-repeated="1638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4">
            <text:p>Grade XX</text:p>
          </table:table-cell>
          <table:table-cell table:number-columns-repeated="1638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4">
            <text:p>Apex Scale</text:p>
          </table:table-cell>
          <table:table-cell table:number-columns-repeated="1638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4">
            <text:p>Cab. Sec or Equivalent</text:p>
          </table:table-cell>
          <table:table-cell table:number-columns-repeated="1638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22:37Z</meta:creation-date>
    <dc:date>2020-04-29T12:13:25Z</dc:date>
    <meta:user-defined meta:name="WorkbookGuid">1e9e3d21-3e48-4de8-ae80-77efe427886d</meta:user-defined>
    <meta:user-defined meta:name="ConnectionInfosStorage">WorkbookXmlParts</meta:user-defined>
  </office:meta>
</office:document-meta>
</file>